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7.7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7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1.8cm" svg:x="1cm" svg:y="1cm">
          <text:p text:style-name="P1">Changing Room</text:p>
          <text:p text:style-name="P1">Assignment 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1.6cm" svg:x="1cm" svg:y="3.2cm">
          <text:p text:style-name="P1">Generic Changing Room</text:p>
          <text:p text:style-name="P1">Assignment Modu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cm" svg:height="1.6cm" svg:x="1cm" svg:y="5.3cm">
          <text:p text:style-name="P1">Toulbar2 Wrapp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cm" svg:height="1.7cm" svg:x="1cm" svg:y="7.4cm">
          <text:p text:style-name="P1">Toulbar2 (CLI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12:55:47.507210991</meta:creation-date>
    <dc:date>2018-01-01T12:57:46.260363883</dc:date>
    <meta:editing-duration>PT15S</meta:editing-duration>
    <meta:editing-cycles>1</meta:editing-cycles>
    <meta:document-statistic meta:object-count="4"/>
    <meta:generator>LibreOffice/5.4.4.2$Linux_X86_64 LibreOffice_project/40$Build-2</meta:generator>
  </office:meta>
</office:document-meta>
</file>